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6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31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Header">
      <style:paragraph-properties fo:text-align="center" style:justify-single-word="false"/>
      <style:text-properties fo:color="#333333"/>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Procesador Intel Core 2 Extreme de 4 núcleos</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4</text:user-defined></text:p>
          </table:table-cell>
          <table:table-cell table:style-name="Versiones.B2" office:value-type="string">
            <text:p text:style-name="P11">Traducido el cuarto párrafo</text:p>
          </table:table-cell>
        </table:table-row>
        <table:table-row>
          <table:table-cell table:style-name="Versiones.A3" office:value-type="string">
            <text:p text:style-name="P10">0.3</text:p>
          </table:table-cell>
          <table:table-cell table:style-name="Versiones.B2" office:value-type="string">
            <text:p text:style-name="P11">Traducido el tercer párrafo</text:p>
          </table:table-cell>
        </table:table-row>
        <table:table-row>
          <table:table-cell table:style-name="Versiones.A2" office:value-type="string">
            <text:p text:style-name="P10">0.2</text:p>
          </table:table-cell>
          <table:table-cell table:style-name="Versiones.B2" office:value-type="string">
            <text:p text:style-name="P11">Traducido el segundo párraf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9">1. Traducción del texto<text:tab/>3</text:p>
          <text:p text:style-name="P18">1.1 Primer párrafo (sin corregir)<text:tab/>3</text:p>
          <text:p text:style-name="P18">1.2 Segundo párrafo (sin corregir)<text:tab/>3</text:p>
          <text:p text:style-name="P18">1.3 Tercer párrafo (sin corregir)<text:tab/>3</text:p>
          <text:p text:style-name="P18">1.4 Cuarto párrafo (sin corregir)<text:tab/>3</text:p>
          <text:p text:style-name="P19">2. Explicación a algunas de las traducciones más complicadas<text:tab/>3</text:p>
        </text:index-body>
      </text:table-of-content>
      <text:p text:style-name="P13"/>
      <text:section text:style-name="Sect4" text:name="Área2">
        <text:h text:style-name="P14" text:outline-level="1">1. Traducción del texto</text:h>
        <text:h text:style-name="Heading_20_2" text:outline-level="2">1.1 Primer párrafo (sin corregir)</text:h>
        <text:p text:style-name="P6">Informe del producto</text:p>
        <text:p text:style-name="P6">Características generales</text:p>
        <text:p text:style-name="P6">El procesador Intel ® Core TM 2 Extreme es el primer procesador de escritorio con cuatro núcleos, trae la última tecnología de proceso. Ofreciendo un rendimiento sin precedentes a través de aplicaciones en un amplio rango y comparativas, el procesador Intel Core 2 Extreme es un gran paso hacia adelante en la tecnología de múltiples núcleos y la computación en paralelo.</text:p>
        <text:p text:style-name="P6"/>
        <text:h text:style-name="P15" text:outline-level="2">1.2 Segundo párrafo (sin corregir)</text:h>
        <text:p text:style-name="P6">Este procesador fue diseñado para los entusiastas de los ordenadores y para los jugadores de videojuegos. Las aplicaciones multimedia de nuestros días están, como las de modelado 3D y la edición y renderización de video y/o audio, diseñadas en programación con procesos ligeros para conseguir grandes prestaciones y demuestran la increíble escalabilidad con los procesadores de cuatro núcleos.</text:p>
        <text:p text:style-name="P6"/>
        <text:h text:style-name="P15" text:outline-level="2">1.3 Tercer párrafo (sin corregir)</text:h>
        <text:p text:style-name="P6">Para los entusiastas o casuales jugadores de videojuegos, la física, la inteligencia artificial (IA), la renderización y en general el entorno dentro del videojuego pueden ser mejorados mientras se mantiene la misma tasa de refresco, haciendo a los videojuegos más atrayentes y con menor tiempo de respuesta. Con las habilidades sin precedentes de un procesador de cuatro núcleos separados, los usuarios pueden esperar que los videojuegos se vuelvan más realistas en el futuro.</text:p>
        <text:p text:style-name="P6"/>
        <text:h text:style-name="P15" text:outline-level="2">1.4 Cuarto párrafo (sin corregir)</text:h>
        <text:p text:style-name="P6">Monstruo multitarea</text:p>
        <text:p text:style-name="P6">El procesador Intel Core 2 Extreme de cuatro núcleos es un monstruo multitarea, así que los usuarios podrán hacer más en menos tiempo Los avances significativos en sistemas que se ajustan a influencias externas son posibles porque algunas tareas pueden ser transferidas a unos núcleos específicos. Los usuarios ahora pueden cargar varias tareas al mismo tiempo como renderizar un video, jugar un videojuego o trabajar en un software básico de producción porque los recursos de un procesador adicional están libres para manejar otras tareas</text:p>
        <text:p text:style-name="P6"/>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ext:soft-page-break/>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rocesador Intel Core 2 Extreme de 4 núcleos</text:title></text:span></text:p>
          <text:p text:style-name="P1"><text:span text:style-name="T1">Tema: </text:span><text:span text:style-name="T1"><text:subject>Traducción de Textos</text:subject></text:span></text:p>
          <text:p text:style-name="P1"><text:span text:style-name="T1"/></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8</text:user-defined></text:span></text:p>
          <text:p text:style-name="P3"><text:span text:style-name="T1">Última rev: </text:span><text:span text:style-name="T1"><text:user-defined text:name="Última Revisión">26-XI-07</text:user-defined></text:span></text:p>
          <text:p text:style-name="P3"><text:span text:style-name="T1">Versión: </text:span><text:span text:style-name="T1"><text:user-defined text:name="Versión">0.4</text:user-defined></text:span></text:p>
          <text:p text:style-name="P3"><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rocesador Intel Core 2 Extreme de 4 núcleos</dc:title>
    <dc:description>Descripción del producto

Los archivos en formato odt se abren con Openoffice: 
Descargable en http://www.openoffice.org/
Bajo licencia LGPL-2</dc:description>
    <dc:subject>Traducción de Textos</dc:subject>
    <dc:date>2007-11-26T22:46:37</dc:date>
    <meta:keyword>Procesador Intel Core 2 Extreme de 4 núcleos</meta:keyword>
    <meta:keyword>traducción de textos Rosario Plaza rplaza@fi.upm.es</meta:keyword>
    <meta:editing-cycles>92</meta:editing-cycles>
    <meta:editing-duration>PT20H39M52S</meta:editing-duration>
    <meta:user-defined meta:name="Autor">Rubén Paje del Pino</meta:user-defined>
    <meta:user-defined meta:name="Versión">0.4</meta:user-defined>
    <meta:user-defined meta:name="Texto">8</meta:user-defined>
    <meta:user-defined meta:name="Última Revisión">26-XI-07</meta:user-defined>
    <meta:document-statistic meta:table-count="2" meta:image-count="0" meta:object-count="0" meta:page-count="4" meta:paragraph-count="44" meta:word-count="396" meta:character-count="2560"/>
  </office:meta>
</office:document-meta>
</file>